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734f" officeooo:paragraph-rsid="0000734f"/>
    </style:style>
    <style:style style:name="P2" style:family="paragraph" style:parent-style-name="Text_20_body">
      <style:text-properties officeooo:rsid="0000734f" officeooo:paragraph-rsid="0000734f"/>
    </style:style>
    <style:style style:name="P3" style:family="paragraph" style:parent-style-name="Text_20_body">
      <style:text-properties officeooo:rsid="0000734f"/>
    </style:style>
    <style:style style:name="P4" style:family="paragraph" style:parent-style-name="Text_20_body">
      <style:text-properties officeooo:rsid="0001ba2d" officeooo:paragraph-rsid="0001ba2d"/>
    </style:style>
    <style:style style:name="P5" style:family="paragraph" style:parent-style-name="Standard">
      <style:text-properties officeooo:rsid="0001ba2d" officeooo:paragraph-rsid="0001ba2d"/>
    </style:style>
    <style:style style:name="P6" style:family="paragraph" style:parent-style-name="Standard">
      <style:text-properties officeooo:rsid="0002c28c" officeooo:paragraph-rsid="0002c28c"/>
    </style:style>
    <style:style style:name="P7" style:family="paragraph" style:parent-style-name="Standard">
      <style:text-properties officeooo:rsid="0000734f" officeooo:paragraph-rsid="00047fd4"/>
    </style:style>
    <style:style style:name="P8" style:family="paragraph" style:parent-style-name="Standard">
      <style:text-properties officeooo:rsid="00047fd4" officeooo:paragraph-rsid="00047f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8/2025 10:00AM</text:p>
      <text:p text:style-name="P1"/>
      <text:p text:style-name="P2">I will update this as needed but for our milestone goal it was simply to get the rover moving.</text:p>
      <text:p text:style-name="P3">If you are talking about this:</text:p>
      <text:p text:style-name="P3">1. A working prototype of the rover software installed on a microSD card for the<text:line-break/>Raspberry Pi 5, preconfigured to launch all mission nodes.<text:line-break/>2. Access to a GitHub repository containing all ROS 2 packages, launch files, and<text:line-break/>build scripts, along with documentation and test data.<text:line-break/>3. Documentation describing installation, configuration, and operation of the<text:line-break/>software, including instructions for replaying flight video and reviewing map data.<text:line-break/>4. Logs and artifacts from bench and field tests demonstrating flight video capture,<text:line-break/>landing detection, mapping, and recovery behavior.</text:p>
      <text:p text:style-name="P3">By the time October 20 hits we aim to have number 1 and 2 finished. So with that said I am currently working on the database side of things. So as for the rest I will not say what was done because i don't know (but it is also just the beginning). So for this since we are working with ros bags, I will make an internal website functionality that will display ros bags on a table and display it to the user. That way you don't have to use a console to view all the data. As for improving the data itself? Today I will Study ros bag's and I will figure out a way to use them properly with a html site.</text:p>
      <text:p text:style-name="P3"/>
      <text:p text:style-name="P4">The only thing done today was “Ros Bags First Steps and Tests”. Which is the documentation steps needed to run ros bags on ubuntu 24.04. I do not have instructions for any other variant just ubuntu 24.04. So if you change operating systems or if you change how 24.04 is by default, this will not be very useful to you.</text:p>
      <text:p text:style-name="P1">----------------------------------------------------------------------------------------------------------------------------</text:p>
      <text:p text:style-name="P1"/>
      <text:p text:style-name="P5">10/13/2025 4:38PM</text:p>
      <text:p text:style-name="P5"/>
      <text:p text:style-name="P6">My plan was to build a html web page to just view the contents of the ros bag easily without having to use the ros bag console command lines. So I made a plan: Convert first the ros bags to a csv or json type file. The document “ROSBAG Conversion to CSV and JSON — Documentation” goes into detail the steps that will occur in order to convert the rosbag2 files properly to both json and csv simultaneously. This leave room for the future in case you want one format over the other. It makes no logical difference. </text:p>
      <text:p text:style-name="P6"/>
      <text:p text:style-name="P6">Later, when I have more time I will make the actual html webpage. These scripts are not entirely automated, in the sense that the user still has to generate all csv and json files. And for the future I imagine the html webpage will not be fully automated either, in the sense that the user still has to put in console commands. But my project structure will guarantee that you don’t have to waste your time scouring a lot of data and looking at it on the console. You can now reliably look at the data in csv or json for now. Later it will be a proper html web page.</text:p>
      <text:p text:style-name="P6"/>
      <text:p text:style-name="P7">----------------------------------------------------------------------------------------------------------------------------</text:p>
      <text:p text:style-name="P7"/>
      <text:p text:style-name="P8"><text:soft-page-break/>10/17/2025</text:p>
      <text:p text:style-name="P8"/>
      <text:p text:style-name="P8">Finally created an html webpage. It will now parse the ros bags into csv files that are then readable in a html website. This makes reading data from the ros bags easy and understandable. And it definitely is better than trying to read the ros bags by the console. I consider my part of the project to be successfu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20T10:19:08.386883800</dc:date>
    <meta:editing-duration>PT17M</meta:editing-duration>
    <meta:editing-cycles>5</meta:editing-cycles>
    <meta:generator>LibreOffice/25.8.1.1$Windows_X86_64 LibreOffice_project/54047653041915e595ad4e45cccea684809c77b5</meta:generator>
    <meta:document-statistic meta:table-count="0" meta:image-count="0" meta:object-count="0" meta:page-count="2" meta:paragraph-count="13" meta:word-count="568" meta:character-count="3303" meta:non-whitespace-character-count="2746"/>
  </office:meta>
</office:document-meta>
</file>